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8.47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256in"/>
    </style:style>
    <style:style style:name="co6" style:family="table-column">
      <style:table-column-properties fo:break-before="auto" style:column-width="6.561in"/>
    </style:style>
    <style:style style:name="co7" style:family="table-column">
      <style:table-column-properties fo:break-before="auto" style:column-width="11.06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en Bradley</text:p>
          </table:table-cell>
          <table:table-cell office:value-type="string">
            <text:p>ben_n_bradley@etcmail.com</text:p>
          </table:table-cell>
          <table:table-cell table:formula="of:=  CONCATENATE(&quot;INSERT INTO person (name, email, number) VALUES ('&quot;; [.A1];&quot;', '&quot;; [.B1]; &quot;', null);&quot;)" office:value-type="string" office:string-value="INSERT INTO person (name, email, number) VALUES ('Ben Bradley', 'ben_n_bradley@etcmail.com', null);">
            <text:p>INSERT INTO person (name, email, number) VALUES ('Ben Bradley', 'ben_n_bradley@etcmail.com', null);</text:p>
          </table:table-cell>
        </table:table-row>
        <table:table-row table:style-name="ro1">
          <table:table-cell office:value-type="string">
            <text:p>Brent Cerrato</text:p>
          </table:table-cell>
          <table:table-cell office:value-type="string">
            <text:p>methuse@gmail.com</text:p>
          </table:table-cell>
          <table:table-cell table:formula="of:=  CONCATENATE(&quot;INSERT INTO person (name, email, number) VALUES ('&quot;; [.A2];&quot;', '&quot;; [.B2]; &quot;', null);&quot;)" office:value-type="string" office:string-value="INSERT INTO person (name, email, number) VALUES ('Brent Cerrato', 'methuse@gmail.com', null);">
            <text:p>INSERT INTO person (name, email, number) VALUES ('Brent Cerrato', 'methuse@gmail.com', null);</text:p>
          </table:table-cell>
        </table:table-row>
        <table:table-row table:style-name="ro1">
          <table:table-cell office:value-type="string">
            <text:p>Brian Cribbs</text:p>
          </table:table-cell>
          <table:table-cell office:value-type="string">
            <text:p>quadmasta@hotmail.com</text:p>
          </table:table-cell>
          <table:table-cell table:formula="of:=  CONCATENATE(&quot;INSERT INTO person (name, email, number) VALUES ('&quot;; [.A3];&quot;', '&quot;; [.B3]; &quot;', null);&quot;)" office:value-type="string" office:string-value="INSERT INTO person (name, email, number) VALUES ('Brian Cribbs', 'quadmasta@hotmail.com', null);">
            <text:p>INSERT INTO person (name, email, number) VALUES ('Brian Cribbs', 'quadmasta@hotmail.com', null);</text:p>
          </table:table-cell>
        </table:table-row>
        <table:table-row table:style-name="ro1">
          <table:table-cell office:value-type="string">
            <text:p>Buddy Smith</text:p>
          </table:table-cell>
          <table:table-cell office:value-type="string">
            <text:p>nullset@gmail.com</text:p>
          </table:table-cell>
          <table:table-cell table:formula="of:=  CONCATENATE(&quot;INSERT INTO person (name, email, number) VALUES ('&quot;; [.A4];&quot;', '&quot;; [.B4]; &quot;', null);&quot;)" office:value-type="string" office:string-value="INSERT INTO person (name, email, number) VALUES ('Buddy Smith', 'nullset@gmail.com', null);">
            <text:p>INSERT INTO person (name, email, number) VALUES ('Buddy Smith', 'nullset@gmail.com', null);</text:p>
          </table:table-cell>
        </table:table-row>
        <table:table-row table:style-name="ro1">
          <table:table-cell office:value-type="string">
            <text:p>Cam Kilgore</text:p>
          </table:table-cell>
          <table:table-cell office:value-type="string">
            <text:p>ghostfreeman@gmail.com</text:p>
          </table:table-cell>
          <table:table-cell table:formula="of:=  CONCATENATE(&quot;INSERT INTO person (name, email, number) VALUES ('&quot;; [.A5];&quot;', '&quot;; [.B5]; &quot;', null);&quot;)" office:value-type="string" office:string-value="INSERT INTO person (name, email, number) VALUES ('Cam Kilgore', 'ghostfreeman@gmail.com', null);">
            <text:p>INSERT INTO person (name, email, number) VALUES ('Cam Kilgore', 'ghostfreeman@gmail.com', null);</text:p>
          </table:table-cell>
        </table:table-row>
        <table:table-row table:style-name="ro2">
          <table:table-cell office:value-type="string">
            <text:p>Chris Moore</text:p>
          </table:table-cell>
          <table:table-cell office:value-type="string">
            <text:p>pacsman2005@gmail.com</text:p>
          </table:table-cell>
          <table:table-cell table:formula="of:=  CONCATENATE(&quot;INSERT INTO person (name, email, number) VALUES ('&quot;; [.A6];&quot;', '&quot;; [.B6]; &quot;', null);&quot;)" office:value-type="string" office:string-value="INSERT INTO person (name, email, number) VALUES ('Chris Moore', 'pacsman2005@gmail.com', null);">
            <text:p>INSERT INTO person (name, email, number) VALUES ('Chris Moore', 'pacsman2005@gmail.com', null);</text:p>
          </table:table-cell>
        </table:table-row>
        <table:table-row table:style-name="ro1">
          <table:table-cell office:value-type="string">
            <text:p>Donald Hoefer</text:p>
          </table:table-cell>
          <table:table-cell office:value-type="string">
            <text:p>fatpandasays@gmail.com</text:p>
          </table:table-cell>
          <table:table-cell table:formula="of:=  CONCATENATE(&quot;INSERT INTO person (name, email, number) VALUES ('&quot;; [.A7];&quot;', '&quot;; [.B7]; &quot;', null);&quot;)" office:value-type="string" office:string-value="INSERT INTO person (name, email, number) VALUES ('Donald Hoefer', 'fatpandasays@gmail.com', null);">
            <text:p>INSERT INTO person (name, email, number) VALUES ('Donald Hoefer', 'fatpandasays@gmail.com', null);</text:p>
          </table:table-cell>
        </table:table-row>
        <table:table-row table:style-name="ro1">
          <table:table-cell office:value-type="string">
            <text:p>Donald Mead</text:p>
          </table:table-cell>
          <table:table-cell office:value-type="string">
            <text:p>dmm@yak.net</text:p>
          </table:table-cell>
          <table:table-cell table:formula="of:=  CONCATENATE(&quot;INSERT INTO person (name, email, number) VALUES ('&quot;; [.A8];&quot;', '&quot;; [.B8]; &quot;', null);&quot;)" office:value-type="string" office:string-value="INSERT INTO person (name, email, number) VALUES ('Donald Mead', 'dmm@yak.net', null);">
            <text:p>INSERT INTO person (name, email, number) VALUES ('Donald Mead', 'dmm@yak.net', null);</text:p>
          </table:table-cell>
        </table:table-row>
        <table:table-row table:style-name="ro1">
          <table:table-cell office:value-type="string">
            <text:p>E Joseph Wertz</text:p>
          </table:table-cell>
          <table:table-cell office:value-type="string">
            <text:p>e.joseph.wertz@gmail.com</text:p>
          </table:table-cell>
          <table:table-cell table:formula="of:=  CONCATENATE(&quot;INSERT INTO person (name, email, number) VALUES ('&quot;; [.A9];&quot;', '&quot;; [.B9]; &quot;', null);&quot;)" office:value-type="string" office:string-value="INSERT INTO person (name, email, number) VALUES ('E Joseph Wertz', 'e.joseph.wertz@gmail.com', null);">
            <text:p>INSERT INTO person (name, email, number) VALUES ('E Joseph Wertz', 'e.joseph.wertz@gmail.com', null);</text:p>
          </table:table-cell>
        </table:table-row>
        <table:table-row table:style-name="ro1">
          <table:table-cell office:value-type="string">
            <text:p>Eldon</text:p>
          </table:table-cell>
          <table:table-cell office:value-type="string">
            <text:p>npcomp@npcomp.net</text:p>
          </table:table-cell>
          <table:table-cell table:formula="of:=  CONCATENATE(&quot;INSERT INTO person (name, email, number) VALUES ('&quot;; [.A10];&quot;', '&quot;; [.B10]; &quot;', null);&quot;)" office:value-type="string" office:string-value="INSERT INTO person (name, email, number) VALUES ('Eldon', 'npcomp@npcomp.net', null);">
            <text:p>INSERT INTO person (name, email, number) VALUES ('Eldon', 'npcomp@npcomp.net', null);</text:p>
          </table:table-cell>
        </table:table-row>
        <table:table-row table:style-name="ro1">
          <table:table-cell office:value-type="string">
            <text:p>H Preston Ladds</text:p>
          </table:table-cell>
          <table:table-cell office:value-type="string">
            <text:p>householdwords@gmail.com</text:p>
          </table:table-cell>
          <table:table-cell table:formula="of:=  CONCATENATE(&quot;INSERT INTO person (name, email, number) VALUES ('&quot;; [.A11];&quot;', '&quot;; [.B11]; &quot;', null);&quot;)" office:value-type="string" office:string-value="INSERT INTO person (name, email, number) VALUES ('H Preston Ladds', 'householdwords@gmail.com', null);">
            <text:p>INSERT INTO person (name, email, number) VALUES ('H Preston Ladds', 'householdwords@gmail.com', null);</text:p>
          </table:table-cell>
        </table:table-row>
        <table:table-row table:style-name="ro1">
          <table:table-cell office:value-type="string">
            <text:p>Igor Kondratyuk</text:p>
          </table:table-cell>
          <table:table-cell office:value-type="string">
            <text:p>vigor.rigor.igor@gmail.com</text:p>
          </table:table-cell>
          <table:table-cell table:formula="of:=  CONCATENATE(&quot;INSERT INTO person (name, email, number) VALUES ('&quot;; [.A12];&quot;', '&quot;; [.B12]; &quot;', null);&quot;)" office:value-type="string" office:string-value="INSERT INTO person (name, email, number) VALUES ('Igor Kondratyuk', 'vigor.rigor.igor@gmail.com', null);">
            <text:p>INSERT INTO person (name, email, number) VALUES ('Igor Kondratyuk', 'vigor.rigor.igor@gmail.com', null);</text:p>
          </table:table-cell>
        </table:table-row>
        <table:table-row table:style-name="ro1">
          <table:table-cell office:value-type="string">
            <text:p>Joe Koberg</text:p>
          </table:table-cell>
          <table:table-cell office:value-type="string">
            <text:p>joe@koberg.us</text:p>
          </table:table-cell>
          <table:table-cell table:formula="of:=  CONCATENATE(&quot;INSERT INTO person (name, email, number) VALUES ('&quot;; [.A13];&quot;', '&quot;; [.B13]; &quot;', null);&quot;)" office:value-type="string" office:string-value="INSERT INTO person (name, email, number) VALUES ('Joe Koberg', 'joe@koberg.us', null);">
            <text:p>INSERT INTO person (name, email, number) VALUES ('Joe Koberg', 'joe@koberg.us', null);</text:p>
          </table:table-cell>
        </table:table-row>
        <table:table-row table:style-name="ro1">
          <table:table-cell office:value-type="string">
            <text:p>Joshua Oster-Morris</text:p>
          </table:table-cell>
          <table:table-cell office:value-type="string">
            <text:p>josh@craftycoder.com</text:p>
          </table:table-cell>
          <table:table-cell table:formula="of:=  CONCATENATE(&quot;INSERT INTO person (name, email, number) VALUES ('&quot;; [.A14];&quot;', '&quot;; [.B14]; &quot;', null);&quot;)" office:value-type="string" office:string-value="INSERT INTO person (name, email, number) VALUES ('Joshua Oster-Morris', 'josh@craftycoder.com', null);">
            <text:p>INSERT INTO person (name, email, number) VALUES ('Joshua Oster-Morris', 'josh@craftycoder.com', null);</text:p>
          </table:table-cell>
        </table:table-row>
        <table:table-row table:style-name="ro1">
          <table:table-cell office:value-type="string">
            <text:p>Karen Sanders</text:p>
          </table:table-cell>
          <table:table-cell office:value-type="string">
            <text:p>acmepost@yahoo.com</text:p>
          </table:table-cell>
          <table:table-cell table:formula="of:=  CONCATENATE(&quot;INSERT INTO person (name, email, number) VALUES ('&quot;; [.A15];&quot;', '&quot;; [.B15]; &quot;', null);&quot;)" office:value-type="string" office:string-value="INSERT INTO person (name, email, number) VALUES ('Karen Sanders', 'acmepost@yahoo.com', null);">
            <text:p>INSERT INTO person (name, email, number) VALUES ('Karen Sanders', 'acmepost@yahoo.com', null);</text:p>
          </table:table-cell>
        </table:table-row>
        <table:table-row table:style-name="ro2">
          <table:table-cell office:value-type="string">
            <text:p>Kirk Stephens</text:p>
          </table:table-cell>
          <table:table-cell office:value-type="string">
            <text:p>k4stephens@gmail.com</text:p>
          </table:table-cell>
          <table:table-cell table:formula="of:=  CONCATENATE(&quot;INSERT INTO person (name, email, number) VALUES ('&quot;; [.A16];&quot;', '&quot;; [.B16]; &quot;', null);&quot;)" office:value-type="string" office:string-value="INSERT INTO person (name, email, number) VALUES ('Kirk Stephens', 'k4stephens@gmail.com', null);">
            <text:p>INSERT INTO person (name, email, number) VALUES ('Kirk Stephens', 'k4stephens@gmail.com', null);</text:p>
          </table:table-cell>
        </table:table-row>
        <table:table-row table:style-name="ro1">
          <table:table-cell office:value-type="string">
            <text:p>Mark Luffel</text:p>
          </table:table-cell>
          <table:table-cell office:value-type="string">
            <text:p>markluffel@gmail.com</text:p>
          </table:table-cell>
          <table:table-cell table:formula="of:=  CONCATENATE(&quot;INSERT INTO person (name, email, number) VALUES ('&quot;; [.A17];&quot;', '&quot;; [.B17]; &quot;', null);&quot;)" office:value-type="string" office:string-value="INSERT INTO person (name, email, number) VALUES ('Mark Luffel', 'markluffel@gmail.com', null);">
            <text:p>INSERT INTO person (name, email, number) VALUES ('Mark Luffel', 'markluffel@gmail.com', null);</text:p>
          </table:table-cell>
        </table:table-row>
        <table:table-row table:style-name="ro1">
          <table:table-cell office:value-type="string">
            <text:p>Newton White</text:p>
          </table:table-cell>
          <table:table-cell office:value-type="string">
            <text:p>konewt@comcast.net</text:p>
          </table:table-cell>
          <table:table-cell table:formula="of:=  CONCATENATE(&quot;INSERT INTO person (name, email, number) VALUES ('&quot;; [.A18];&quot;', '&quot;; [.B18]; &quot;', null);&quot;)" office:value-type="string" office:string-value="INSERT INTO person (name, email, number) VALUES ('Newton White', 'konewt@comcast.net', null);">
            <text:p>INSERT INTO person (name, email, number) VALUES ('Newton White', 'konewt@comcast.net', null);</text:p>
          </table:table-cell>
        </table:table-row>
        <table:table-row table:style-name="ro1">
          <table:table-cell office:value-type="string">
            <text:p>Nick Giovinco</text:p>
          </table:table-cell>
          <table:table-cell office:value-type="string">
            <text:p>ngiovinco@gmail.com</text:p>
          </table:table-cell>
          <table:table-cell table:formula="of:=  CONCATENATE(&quot;INSERT INTO person (name, email, number) VALUES ('&quot;; [.A19];&quot;', '&quot;; [.B19]; &quot;', null);&quot;)" office:value-type="string" office:string-value="INSERT INTO person (name, email, number) VALUES ('Nick Giovinco', 'ngiovinco@gmail.com', null);">
            <text:p>INSERT INTO person (name, email, number) VALUES ('Nick Giovinco', 'ngiovinco@gmail.com', null);</text:p>
          </table:table-cell>
        </table:table-row>
        <table:table-row table:style-name="ro1">
          <table:table-cell office:value-type="string">
            <text:p>Paul Firnschild</text:p>
          </table:table-cell>
          <table:table-cell office:value-type="string">
            <text:p>paul@firnschild.com</text:p>
          </table:table-cell>
          <table:table-cell table:formula="of:=  CONCATENATE(&quot;INSERT INTO person (name, email, number) VALUES ('&quot;; [.A20];&quot;', '&quot;; [.B20]; &quot;', null);&quot;)" office:value-type="string" office:string-value="INSERT INTO person (name, email, number) VALUES ('Paul Firnschild', 'paul@firnschild.com', null);">
            <text:p>INSERT INTO person (name, email, number) VALUES ('Paul Firnschild', 'paul@firnschild.com', null);</text:p>
          </table:table-cell>
        </table:table-row>
        <table:table-row table:style-name="ro1">
          <table:table-cell office:value-type="string">
            <text:p>Randall Bollig</text:p>
          </table:table-cell>
          <table:table-cell office:value-type="string">
            <text:p>ghost@uxch.com</text:p>
          </table:table-cell>
          <table:table-cell table:formula="of:=  CONCATENATE(&quot;INSERT INTO person (name, email, number) VALUES ('&quot;; [.A21];&quot;', '&quot;; [.B21]; &quot;', null);&quot;)" office:value-type="string" office:string-value="INSERT INTO person (name, email, number) VALUES ('Randall Bollig', 'ghost@uxch.com', null);">
            <text:p>INSERT INTO person (name, email, number) VALUES ('Randall Bollig', 'ghost@uxch.com', null);</text:p>
          </table:table-cell>
        </table:table-row>
        <table:table-row table:style-name="ro1">
          <table:table-cell office:value-type="string">
            <text:p>Randy Farmer</text:p>
          </table:table-cell>
          <table:table-cell office:value-type="string">
            <text:p>randy.farmer@gmail.com</text:p>
          </table:table-cell>
          <table:table-cell table:formula="of:=  CONCATENATE(&quot;INSERT INTO person (name, email, number) VALUES ('&quot;; [.A22];&quot;', '&quot;; [.B22]; &quot;', null);&quot;)" office:value-type="string" office:string-value="INSERT INTO person (name, email, number) VALUES ('Randy Farmer', 'randy.farmer@gmail.com', null);">
            <text:p>INSERT INTO person (name, email, number) VALUES ('Randy Farmer', 'randy.farmer@gmail.com', null);</text:p>
          </table:table-cell>
        </table:table-row>
        <table:table-row table:style-name="ro2">
          <table:table-cell office:value-type="string">
            <text:p>Robert Graham</text:p>
          </table:table-cell>
          <table:table-cell office:value-type="string">
            <text:p>rpgraham84@gmail.com</text:p>
          </table:table-cell>
          <table:table-cell table:formula="of:=  CONCATENATE(&quot;INSERT INTO person (name, email, number) VALUES ('&quot;; [.A23];&quot;', '&quot;; [.B23]; &quot;', null);&quot;)" office:value-type="string" office:string-value="INSERT INTO person (name, email, number) VALUES ('Robert Graham', 'rpgraham84@gmail.com', null);">
            <text:p>INSERT INTO person (name, email, number) VALUES ('Robert Graham', 'rpgraham84@gmail.com', null);</text:p>
          </table:table-cell>
        </table:table-row>
        <table:table-row table:style-name="ro1">
          <table:table-cell office:value-type="string">
            <text:p>Scott McGraw</text:p>
          </table:table-cell>
          <table:table-cell office:value-type="string">
            <text:p>scott.mcgraw@gatech.edu</text:p>
          </table:table-cell>
          <table:table-cell table:formula="of:=  CONCATENATE(&quot;INSERT INTO person (name, email, number) VALUES ('&quot;; [.A24];&quot;', '&quot;; [.B24]; &quot;', null);&quot;)" office:value-type="string" office:string-value="INSERT INTO person (name, email, number) VALUES ('Scott McGraw', 'scott.mcgraw@gatech.edu', null);">
            <text:p>INSERT INTO person (name, email, number) VALUES ('Scott McGraw', 'scott.mcgraw@gatech.edu', null);</text:p>
          </table:table-cell>
        </table:table-row>
        <table:table-row table:style-name="ro1">
          <table:table-cell office:value-type="string">
            <text:p>Sean Kennedy</text:p>
          </table:table-cell>
          <table:table-cell office:value-type="string">
            <text:p>seanfkennedy@gmail.com</text:p>
          </table:table-cell>
          <table:table-cell table:formula="of:=  CONCATENATE(&quot;INSERT INTO person (name, email, number) VALUES ('&quot;; [.A25];&quot;', '&quot;; [.B25]; &quot;', null);&quot;)" office:value-type="string" office:string-value="INSERT INTO person (name, email, number) VALUES ('Sean Kennedy', 'seanfkennedy@gmail.com', null);">
            <text:p>INSERT INTO person (name, email, number) VALUES ('Sean Kennedy', 'seanfkennedy@gmail.com', null);</text:p>
          </table:table-cell>
        </table:table-row>
        <table:table-row table:style-name="ro1">
          <table:table-cell office:value-type="string">
            <text:p>Sean McNealy</text:p>
          </table:table-cell>
          <table:table-cell office:value-type="string">
            <text:p>seanmcnealy@gmail.com</text:p>
          </table:table-cell>
          <table:table-cell table:formula="of:=  CONCATENATE(&quot;INSERT INTO person (name, email, number) VALUES ('&quot;; [.A26];&quot;', '&quot;; [.B26]; &quot;', null);&quot;)" office:value-type="string" office:string-value="INSERT INTO person (name, email, number) VALUES ('Sean McNealy', 'seanmcnealy@gmail.com', null);">
            <text:p>INSERT INTO person (name, email, number) VALUES ('Sean McNealy', 'seanmcnealy@gmail.com', null);</text:p>
          </table:table-cell>
        </table:table-row>
        <table:table-row table:style-name="ro1">
          <table:table-cell office:value-type="string">
            <text:p>Slade Stricklin</text:p>
          </table:table-cell>
          <table:table-cell office:value-type="string">
            <text:p>sladestricklin@gmail.com</text:p>
          </table:table-cell>
          <table:table-cell table:formula="of:=  CONCATENATE(&quot;INSERT INTO person (name, email, number) VALUES ('&quot;; [.A27];&quot;', '&quot;; [.B27]; &quot;', null);&quot;)" office:value-type="string" office:string-value="INSERT INTO person (name, email, number) VALUES ('Slade Stricklin', 'sladestricklin@gmail.com', null);">
            <text:p>INSERT INTO person (name, email, number) VALUES ('Slade Stricklin', 'sladestricklin@gmail.com', null);</text:p>
          </table:table-cell>
        </table:table-row>
        <table:table-row table:style-name="ro2">
          <table:table-cell office:value-type="string">
            <text:p>Steven Sutton</text:p>
          </table:table-cell>
          <table:table-cell office:value-type="string">
            <text:p>ssutton4455@gmail.com</text:p>
          </table:table-cell>
          <table:table-cell table:formula="of:=  CONCATENATE(&quot;INSERT INTO person (name, email, number) VALUES ('&quot;; [.A28];&quot;', '&quot;; [.B28]; &quot;', null);&quot;)" office:value-type="string" office:string-value="INSERT INTO person (name, email, number) VALUES ('Steven Sutton', 'ssutton4455@gmail.com', null);">
            <text:p>INSERT INTO person (name, email, number) VALUES ('Steven Sutton', 'ssutton4455@gmail.com', null);</text:p>
          </table:table-cell>
        </table:table-row>
        <table:table-row table:style-name="ro1">
          <table:table-cell office:value-type="string">
            <text:p>Wallace Murphy</text:p>
          </table:table-cell>
          <table:table-cell office:value-type="string">
            <text:p>myonen.mc.ca@gmail.com</text:p>
          </table:table-cell>
          <table:table-cell table:formula="of:=  CONCATENATE(&quot;INSERT INTO person (name, email, number) VALUES ('&quot;; [.A29];&quot;', '&quot;; [.B29]; &quot;', null);&quot;)" office:value-type="string" office:string-value="INSERT INTO person (name, email, number) VALUES ('Wallace Murphy', 'myonen.mc.ca@gmail.com', null);">
            <text:p>INSERT INTO person (name, email, number) VALUES ('Wallace Murphy', 'myonen.mc.ca@gmail.com', null);</text:p>
          </table:table-cell>
        </table:table-row>
        <table:table-row table:style-name="ro1">
          <table:table-cell office:value-type="string">
            <text:p>Wayne Salhany</text:p>
          </table:table-cell>
          <table:table-cell office:value-type="string">
            <text:p>waynesalhany@cythink.com</text:p>
          </table:table-cell>
          <table:table-cell table:formula="of:=  CONCATENATE(&quot;INSERT INTO person (name, email, number) VALUES ('&quot;; [.A30];&quot;', '&quot;; [.B30]; &quot;', null);&quot;)" office:value-type="string" office:string-value="INSERT INTO person (name, email, number) VALUES ('Wayne Salhany', 'waynesalhany@cythink.com', null);">
            <text:p>INSERT INTO person (name, email, number) VALUES ('Wayne Salhany', 'waynesalhany@cythink.com', null);</text:p>
          </table:table-cell>
        </table:table-row>
        <table:table-row table:style-name="ro1">
          <table:table-cell office:value-type="string">
            <text:p>Zachary Alig</text:p>
          </table:table-cell>
          <table:table-cell office:value-type="string">
            <text:p>zachalig@gmail.com</text:p>
          </table:table-cell>
          <table:table-cell table:formula="of:=  CONCATENATE(&quot;INSERT INTO person (name, email, number) VALUES ('&quot;; [.A31];&quot;', '&quot;; [.B31]; &quot;', null);&quot;)" office:value-type="string" office:string-value="INSERT INTO person (name, email, number) VALUES ('Zachary Alig', 'zachalig@gmail.com', null);">
            <text:p>INSERT INTO person (name, email, number) VALUES ('Zachary Alig', 'zachalig@gmail.com', null);</text:p>
          </table:table-cell>
        </table:table-row>
      </table:table>
      <table:table table:name="Sheet2" table:style-name="ta1">
        <table:table-column table:style-name="co4" table:number-columns-repeated="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number-columns-repeated="6"/>
        </table:table-row>
        <table:table-row table:style-name="ro1">
          <table:table-cell office:value-type="string">
            <text:p>0001110497</text:p>
          </table:table-cell>
          <table:table-cell office:value-type="string">
            <text:p>016</text:p>
          </table:table-cell>
          <table:table-cell office:value-type="string">
            <text:p>61921</text:p>
          </table:table-cell>
          <table:table-cell office:value-type="string">
            <text:p>quadmasta@hotmail.com</text:p>
          </table:table-cell>
          <table:table-cell table:formula="of:= CONCATENATE(&quot;INSERT INTO token (active, engraving, locationid, tokenid) VALUES (true, '&quot;; [.A2]; &quot;', '&quot;; [.B2]; &quot;', '&quot;; [.C2]; &quot;');&quot;)" office:value-type="string" office:string-value="INSERT INTO token (active, engraving, locationid, tokenid) VALUES (true, '0001110497', '016', '61921');">
            <text:p>INSERT INTO token (active, engraving, locationid, tokenid) VALUES (true, '0001110497', '016', '61921');</text:p>
          </table:table-cell>
          <table:table-cell table:formula="of:= CONCATENATE(&quot;INSERT INTO user_token (uid, tid) VALUES ((SELECT uid FROM user WHERE email='&quot;; [.D2]; &quot;'), (SELECT tid FROM token WHERE tokenid='&quot;; [.C2]; &quot;'))&quot;)" office:value-type="string" office:string-value="INSERT INTO user_token (uid, tid) VALUES ((SELECT uid FROM user WHERE email='quadmasta@hotmail.com'), (SELECT tid FROM token WHERE tokenid='61921'))">
            <text:p>INSERT INTO user_token (uid, tid) VALUES ((SELECT uid FROM user WHERE email='quadmasta@hotmail.com'), (SELECT tid FROM token WHERE tokenid='61921'))</text:p>
          </table:table-cell>
        </table:table-row>
        <table:table-row table:style-name="ro2">
          <table:table-cell office:value-type="string">
            <text:p>0001115701</text:p>
          </table:table-cell>
          <table:table-cell office:value-type="string">
            <text:p>017</text:p>
          </table:table-cell>
          <table:table-cell office:value-type="string">
            <text:p>01589</text:p>
          </table:table-cell>
          <table:table-cell office:value-type="string">
            <text:p>vigor.rigor.igor@gmail.com</text:p>
          </table:table-cell>
          <table:table-cell table:formula="of:= CONCATENATE(&quot;INSERT INTO token (active, engraving, locationid, tokenid) VALUES (true, '&quot;; [.A3]; &quot;', '&quot;; [.B3]; &quot;', '&quot;; [.C3]; &quot;');&quot;)" office:value-type="string" office:string-value="INSERT INTO token (active, engraving, locationid, tokenid) VALUES (true, '0001115701', '017', '01589');">
            <text:p>INSERT INTO token (active, engraving, locationid, tokenid) VALUES (true, '0001115701', '017', '01589');</text:p>
          </table:table-cell>
          <table:table-cell table:formula="of:= CONCATENATE(&quot;INSERT INTO user_token (uid, tid) VALUES ((SELECT uid FROM user WHERE email='&quot;; [.D3]; &quot;'), (SELECT tid FROM token WHERE tokenid='&quot;; [.C3]; &quot;'))&quot;)" office:value-type="string" office:string-value="INSERT INTO user_token (uid, tid) VALUES ((SELECT uid FROM user WHERE email='vigor.rigor.igor@gmail.com'), (SELECT tid FROM token WHERE tokenid='01589'))">
            <text:p>INSERT INTO user_token (uid, tid) VALUES ((SELECT uid FROM user WHERE email='vigor.rigor.igor@gmail.com'), (SELECT tid FROM token WHERE tokenid='01589'))</text:p>
          </table:table-cell>
        </table:table-row>
        <table:table-row table:style-name="ro2">
          <table:table-cell office:value-type="string">
            <text:p>0001112357</text:p>
          </table:table-cell>
          <table:table-cell office:value-type="string">
            <text:p>016</text:p>
          </table:table-cell>
          <table:table-cell office:value-type="string">
            <text:p>63781</text:p>
          </table:table-cell>
          <table:table-cell office:value-type="string">
            <text:p>emptyset@gmail.com</text:p>
          </table:table-cell>
          <table:table-cell table:formula="of:= CONCATENATE(&quot;INSERT INTO token (active, engraving, locationid, tokenid) VALUES (true, '&quot;; [.A4]; &quot;', '&quot;; [.B4]; &quot;', '&quot;; [.C4]; &quot;');&quot;)" office:value-type="string" office:string-value="INSERT INTO token (active, engraving, locationid, tokenid) VALUES (true, '0001112357', '016', '63781');">
            <text:p>INSERT INTO token (active, engraving, locationid, tokenid) VALUES (true, '0001112357', '016', '63781');</text:p>
          </table:table-cell>
          <table:table-cell table:formula="of:= CONCATENATE(&quot;INSERT INTO user_token (uid, tid) VALUES ((SELECT uid FROM user WHERE email='&quot;; [.D4]; &quot;'), (SELECT tid FROM token WHERE tokenid='&quot;; [.C4]; &quot;'))&quot;)" office:value-type="string" office:string-value="INSERT INTO user_token (uid, tid) VALUES ((SELECT uid FROM user WHERE email='emptyset@gmail.com'), (SELECT tid FROM token WHERE tokenid='63781'))">
            <text:p>INSERT INTO user_token (uid, tid) VALUES ((SELECT uid FROM user WHERE email='emptyset@gmail.com'), (SELECT tid FROM token WHERE tokenid='63781'))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037</text:p>
          </table:table-cell>
          <table:table-cell office:value-type="string">
            <text:p>55267</text:p>
          </table:table-cell>
          <table:table-cell office:value-type="string">
            <text:p>myonen.mc.ca@gmail.com</text:p>
          </table:table-cell>
          <table:table-cell table:formula="of:= CONCATENATE(&quot;INSERT INTO token (active, engraving, locationid, tokenid) VALUES (true, null, '&quot;; [.B5]; &quot;', '&quot;; [.C5]; &quot;');&quot;)" office:value-type="string" office:string-value="INSERT INTO token (active, engraving, locationid, tokenid) VALUES (true, null, '037', '55267');">
            <text:p>INSERT INTO token (active, engraving, locationid, tokenid) VALUES (true, null, '037', '55267');</text:p>
          </table:table-cell>
          <table:table-cell table:formula="of:= CONCATENATE(&quot;INSERT INTO user_token (uid, tid) VALUES ((SELECT uid FROM user WHERE email='&quot;; [.D5]; &quot;'), (SELECT tid FROM token WHERE tokenid='&quot;; [.C5]; &quot;'))&quot;)" office:value-type="string" office:string-value="INSERT INTO user_token (uid, tid) VALUES ((SELECT uid FROM user WHERE email='myonen.mc.ca@gmail.com'), (SELECT tid FROM token WHERE tokenid='55267'))">
            <text:p>INSERT INTO user_token (uid, tid) VALUES ((SELECT uid FROM user WHERE email='myonen.mc.ca@gmail.com'), (SELECT tid FROM token WHERE tokenid='55267'))</text:p>
          </table:table-cell>
        </table:table-row>
        <table:table-row table:style-name="ro2">
          <table:table-cell office:value-type="string">
            <text:p>0001108877</text:p>
          </table:table-cell>
          <table:table-cell office:value-type="string">
            <text:p>016</text:p>
          </table:table-cell>
          <table:table-cell office:value-type="string">
            <text:p>60301</text:p>
          </table:table-cell>
          <table:table-cell office:value-type="string">
            <text:p>scott.mcgraw@gatech.edu</text:p>
          </table:table-cell>
          <table:table-cell table:formula="of:= CONCATENATE(&quot;INSERT INTO token (active, engraving, locationid, tokenid) VALUES (true, '&quot;; [.A6]; &quot;', '&quot;; [.B6]; &quot;', '&quot;; [.C6]; &quot;');&quot;)" office:value-type="string" office:string-value="INSERT INTO token (active, engraving, locationid, tokenid) VALUES (true, '0001108877', '016', '60301');">
            <text:p>INSERT INTO token (active, engraving, locationid, tokenid) VALUES (true, '0001108877', '016', '60301');</text:p>
          </table:table-cell>
          <table:table-cell table:formula="of:= CONCATENATE(&quot;INSERT INTO user_token (uid, tid) VALUES ((SELECT uid FROM user WHERE email='&quot;; [.D6]; &quot;'), (SELECT tid FROM token WHERE tokenid='&quot;; [.C6]; &quot;'))&quot;)" office:value-type="string" office:string-value="INSERT INTO user_token (uid, tid) VALUES ((SELECT uid FROM user WHERE email='scott.mcgraw@gatech.edu'), (SELECT tid FROM token WHERE tokenid='60301'))">
            <text:p>INSERT INTO user_token (uid, tid) VALUES ((SELECT uid FROM user WHERE email='scott.mcgraw@gatech.edu'), (SELECT tid FROM token WHERE tokenid='60301'))</text:p>
          </table:table-cell>
        </table:table-row>
        <table:table-row table:style-name="ro2">
          <table:table-cell office:value-type="string">
            <text:p>0001112766</text:p>
          </table:table-cell>
          <table:table-cell office:value-type="string">
            <text:p>016</text:p>
          </table:table-cell>
          <table:table-cell office:value-type="string">
            <text:p>64190</text:p>
          </table:table-cell>
          <table:table-cell office:value-type="string">
            <text:p>paul@firnschild.com</text:p>
          </table:table-cell>
          <table:table-cell table:formula="of:= CONCATENATE(&quot;INSERT INTO token (active, engraving, locationid, tokenid) VALUES (true, '&quot;; [.A7]; &quot;', '&quot;; [.B7]; &quot;', '&quot;; [.C7]; &quot;');&quot;)" office:value-type="string" office:string-value="INSERT INTO token (active, engraving, locationid, tokenid) VALUES (true, '0001112766', '016', '64190');">
            <text:p>INSERT INTO token (active, engraving, locationid, tokenid) VALUES (true, '0001112766', '016', '64190');</text:p>
          </table:table-cell>
          <table:table-cell table:formula="of:= CONCATENATE(&quot;INSERT INTO user_token (uid, tid) VALUES ((SELECT uid FROM user WHERE email='&quot;; [.D7]; &quot;'), (SELECT tid FROM token WHERE tokenid='&quot;; [.C7]; &quot;'))&quot;)" office:value-type="string" office:string-value="INSERT INTO user_token (uid, tid) VALUES ((SELECT uid FROM user WHERE email='paul@firnschild.com'), (SELECT tid FROM token WHERE tokenid='64190'))">
            <text:p>INSERT INTO user_token (uid, tid) VALUES ((SELECT uid FROM user WHERE email='paul@firnschild.com'), (SELECT tid FROM token WHERE tokenid='64190'))</text:p>
          </table:table-cell>
        </table:table-row>
        <table:table-row table:style-name="ro2">
          <table:table-cell office:value-type="string">
            <text:p>0001117440</text:p>
          </table:table-cell>
          <table:table-cell office:value-type="string">
            <text:p>017</text:p>
          </table:table-cell>
          <table:table-cell office:value-type="string">
            <text:p>03328</text:p>
          </table:table-cell>
          <table:table-cell office:value-type="string">
            <text:p>waynesalhany@cythink.com</text:p>
          </table:table-cell>
          <table:table-cell table:formula="of:= CONCATENATE(&quot;INSERT INTO token (active, engraving, locationid, tokenid) VALUES (true, '&quot;; [.A8]; &quot;', '&quot;; [.B8]; &quot;', '&quot;; [.C8]; &quot;');&quot;)" office:value-type="string" office:string-value="INSERT INTO token (active, engraving, locationid, tokenid) VALUES (true, '0001117440', '017', '03328');">
            <text:p>INSERT INTO token (active, engraving, locationid, tokenid) VALUES (true, '0001117440', '017', '03328');</text:p>
          </table:table-cell>
          <table:table-cell table:formula="of:= CONCATENATE(&quot;INSERT INTO user_token (uid, tid) VALUES ((SELECT uid FROM user WHERE email='&quot;; [.D8]; &quot;'), (SELECT tid FROM token WHERE tokenid='&quot;; [.C8]; &quot;'))&quot;)" office:value-type="string" office:string-value="INSERT INTO user_token (uid, tid) VALUES ((SELECT uid FROM user WHERE email='waynesalhany@cythink.com'), (SELECT tid FROM token WHERE tokenid='03328'))">
            <text:p>INSERT INTO user_token (uid, tid) VALUES ((SELECT uid FROM user WHERE email='waynesalhany@cythink.com'), (SELECT tid FROM token WHERE tokenid='03328'))</text:p>
          </table:table-cell>
        </table:table-row>
        <table:table-row table:style-name="ro2">
          <table:table-cell office:value-type="string">
            <text:p>0001107321</text:p>
          </table:table-cell>
          <table:table-cell office:value-type="string">
            <text:p>016</text:p>
          </table:table-cell>
          <table:table-cell office:value-type="string">
            <text:p>58745</text:p>
          </table:table-cell>
          <table:table-cell office:value-type="string">
            <text:p>pacsman2005@gmail.com</text:p>
          </table:table-cell>
          <table:table-cell table:formula="of:= CONCATENATE(&quot;INSERT INTO token (active, engraving, locationid, tokenid) VALUES (true, '&quot;; [.A9]; &quot;', '&quot;; [.B9]; &quot;', '&quot;; [.C9]; &quot;');&quot;)" office:value-type="string" office:string-value="INSERT INTO token (active, engraving, locationid, tokenid) VALUES (true, '0001107321', '016', '58745');">
            <text:p>INSERT INTO token (active, engraving, locationid, tokenid) VALUES (true, '0001107321', '016', '58745');</text:p>
          </table:table-cell>
          <table:table-cell table:formula="of:= CONCATENATE(&quot;INSERT INTO user_token (uid, tid) VALUES ((SELECT uid FROM user WHERE email='&quot;; [.D9]; &quot;'), (SELECT tid FROM token WHERE tokenid='&quot;; [.C9]; &quot;'))&quot;)" office:value-type="string" office:string-value="INSERT INTO user_token (uid, tid) VALUES ((SELECT uid FROM user WHERE email='pacsman2005@gmail.com'), (SELECT tid FROM token WHERE tokenid='58745'))">
            <text:p>INSERT INTO user_token (uid, tid) VALUES ((SELECT uid FROM user WHERE email='pacsman2005@gmail.com'), (SELECT tid FROM token WHERE tokenid='58745'))</text:p>
          </table:table-cell>
        </table:table-row>
        <table:table-row table:style-name="ro2">
          <table:table-cell office:value-type="string">
            <text:p>0001118667</text:p>
          </table:table-cell>
          <table:table-cell office:value-type="string">
            <text:p>017</text:p>
          </table:table-cell>
          <table:table-cell office:value-type="string">
            <text:p>04555</text:p>
          </table:table-cell>
          <table:table-cell office:value-type="string">
            <text:p>npcomp@npcomp.net</text:p>
          </table:table-cell>
          <table:table-cell table:formula="of:= CONCATENATE(&quot;INSERT INTO token (active, engraving, locationid, tokenid) VALUES (true, '&quot;; [.A10]; &quot;', '&quot;; [.B10]; &quot;', '&quot;; [.C10]; &quot;');&quot;)" office:value-type="string" office:string-value="INSERT INTO token (active, engraving, locationid, tokenid) VALUES (true, '0001118667', '017', '04555');">
            <text:p>INSERT INTO token (active, engraving, locationid, tokenid) VALUES (true, '0001118667', '017', '04555');</text:p>
          </table:table-cell>
          <table:table-cell table:formula="of:= CONCATENATE(&quot;INSERT INTO user_token (uid, tid) VALUES ((SELECT uid FROM user WHERE email='&quot;; [.D10]; &quot;'), (SELECT tid FROM token WHERE tokenid='&quot;; [.C10]; &quot;'))&quot;)" office:value-type="string" office:string-value="INSERT INTO user_token (uid, tid) VALUES ((SELECT uid FROM user WHERE email='npcomp@npcomp.net'), (SELECT tid FROM token WHERE tokenid='04555'))">
            <text:p>INSERT INTO user_token (uid, tid) VALUES ((SELECT uid FROM user WHERE email='npcomp@npcomp.net'), (SELECT tid FROM token WHERE tokenid='04555'))</text:p>
          </table:table-cell>
        </table:table-row>
        <table:table-row table:style-name="ro2">
          <table:table-cell office:value-type="string">
            <text:p>0001115132</text:p>
          </table:table-cell>
          <table:table-cell office:value-type="string">
            <text:p>017</text:p>
          </table:table-cell>
          <table:table-cell office:value-type="string">
            <text:p>01020</text:p>
          </table:table-cell>
          <table:table-cell office:value-type="string">
            <text:p>seanfkennedy@gmail.com</text:p>
          </table:table-cell>
          <table:table-cell table:formula="of:= CONCATENATE(&quot;INSERT INTO token (active, engraving, locationid, tokenid) VALUES (true, '&quot;; [.A11]; &quot;', '&quot;; [.B11]; &quot;', '&quot;; [.C11]; &quot;');&quot;)" office:value-type="string" office:string-value="INSERT INTO token (active, engraving, locationid, tokenid) VALUES (true, '0001115132', '017', '01020');">
            <text:p>INSERT INTO token (active, engraving, locationid, tokenid) VALUES (true, '0001115132', '017', '01020');</text:p>
          </table:table-cell>
          <table:table-cell table:formula="of:= CONCATENATE(&quot;INSERT INTO user_token (uid, tid) VALUES ((SELECT uid FROM user WHERE email='&quot;; [.D11]; &quot;'), (SELECT tid FROM token WHERE tokenid='&quot;; [.C11]; &quot;'))&quot;)" office:value-type="string" office:string-value="INSERT INTO user_token (uid, tid) VALUES ((SELECT uid FROM user WHERE email='seanfkennedy@gmail.com'), (SELECT tid FROM token WHERE tokenid='01020'))">
            <text:p>INSERT INTO user_token (uid, tid) VALUES ((SELECT uid FROM user WHERE email='seanfkennedy@gmail.com'), (SELECT tid FROM token WHERE tokenid='01020'))</text:p>
          </table:table-cell>
        </table:table-row>
        <table:table-row table:style-name="ro2">
          <table:table-cell office:value-type="string">
            <text:p>0001115485</text:p>
          </table:table-cell>
          <table:table-cell office:value-type="string">
            <text:p>017</text:p>
          </table:table-cell>
          <table:table-cell office:value-type="string">
            <text:p>01373</text:p>
          </table:table-cell>
          <table:table-cell/>
          <table:table-cell table:formula="of:= CONCATENATE(&quot;INSERT INTO token (active, engraving, locationid, tokenid) VALUES (true, '&quot;; [.A12]; &quot;', '&quot;; [.B12]; &quot;', '&quot;; [.C12]; &quot;');&quot;)" office:value-type="string" office:string-value="INSERT INTO token (active, engraving, locationid, tokenid) VALUES (true, '0001115485', '017', '01373');">
            <text:p>INSERT INTO token (active, engraving, locationid, tokenid) VALUES (true, '0001115485', '017', '01373');</text:p>
          </table:table-cell>
          <table:table-cell table:formula="of:= CONCATENATE(&quot;INSERT INTO user_token (uid, tid) VALUES ((SELECT uid FROM user WHERE email='&quot;; [.D12]; &quot;'), (SELECT tid FROM token WHERE tokenid='&quot;; [.C12]; &quot;'))&quot;)" office:value-type="string" office:string-value="INSERT INTO user_token (uid, tid) VALUES ((SELECT uid FROM user WHERE email=''), (SELECT tid FROM token WHERE tokenid='01373'))">
            <text:p>INSERT INTO user_token (uid, tid) VALUES ((SELECT uid FROM user WHERE email=''), (SELECT tid FROM token WHERE tokenid='01373'))</text:p>
          </table:table-cell>
        </table:table-row>
        <table:table-row table:style-name="ro2">
          <table:table-cell office:value-type="string">
            <text:p>0001116364</text:p>
          </table:table-cell>
          <table:table-cell office:value-type="string">
            <text:p>017</text:p>
          </table:table-cell>
          <table:table-cell office:value-type="string">
            <text:p>02252</text:p>
          </table:table-cell>
          <table:table-cell/>
          <table:table-cell table:formula="of:= CONCATENATE(&quot;INSERT INTO token (active, engraving, locationid, tokenid) VALUES (true, '&quot;; [.A13]; &quot;', '&quot;; [.B13]; &quot;', '&quot;; [.C13]; &quot;');&quot;)" office:value-type="string" office:string-value="INSERT INTO token (active, engraving, locationid, tokenid) VALUES (true, '0001116364', '017', '02252');">
            <text:p>INSERT INTO token (active, engraving, locationid, tokenid) VALUES (true, '0001116364', '017', '02252');</text:p>
          </table:table-cell>
          <table:table-cell table:formula="of:= CONCATENATE(&quot;INSERT INTO user_token (uid, tid) VALUES ((SELECT uid FROM user WHERE email='&quot;; [.D13]; &quot;'), (SELECT tid FROM token WHERE tokenid='&quot;; [.C13]; &quot;'))&quot;)" office:value-type="string" office:string-value="INSERT INTO user_token (uid, tid) VALUES ((SELECT uid FROM user WHERE email=''), (SELECT tid FROM token WHERE tokenid='02252'))">
            <text:p>INSERT INTO user_token (uid, tid) VALUES ((SELECT uid FROM user WHERE email=''), (SELECT tid FROM token WHERE tokenid='02252'))</text:p>
          </table:table-cell>
        </table:table-row>
        <table:table-row table:style-name="ro2">
          <table:table-cell office:value-type="string">
            <text:p>0001109442</text:p>
          </table:table-cell>
          <table:table-cell office:value-type="string">
            <text:p>016</text:p>
          </table:table-cell>
          <table:table-cell office:value-type="string">
            <text:p>60866</text:p>
          </table:table-cell>
          <table:table-cell/>
          <table:table-cell table:formula="of:= CONCATENATE(&quot;INSERT INTO token (active, engraving, locationid, tokenid) VALUES (true, '&quot;; [.A14]; &quot;', '&quot;; [.B14]; &quot;', '&quot;; [.C14]; &quot;');&quot;)" office:value-type="string" office:string-value="INSERT INTO token (active, engraving, locationid, tokenid) VALUES (true, '0001109442', '016', '60866');">
            <text:p>INSERT INTO token (active, engraving, locationid, tokenid) VALUES (true, '0001109442', '016', '60866');</text:p>
          </table:table-cell>
          <table:table-cell table:formula="of:= CONCATENATE(&quot;INSERT INTO user_token (uid, tid) VALUES ((SELECT uid FROM user WHERE email='&quot;; [.D14]; &quot;'), (SELECT tid FROM token WHERE tokenid='&quot;; [.C14]; &quot;'))&quot;)" office:value-type="string" office:string-value="INSERT INTO user_token (uid, tid) VALUES ((SELECT uid FROM user WHERE email=''), (SELECT tid FROM token WHERE tokenid='60866'))">
            <text:p>INSERT INTO user_token (uid, tid) VALUES ((SELECT uid FROM user WHERE email=''), (SELECT tid FROM token WHERE tokenid='60866'))</text:p>
          </table:table-cell>
        </table:table-row>
        <table:table-row table:style-name="ro2">
          <table:table-cell office:value-type="string">
            <text:p>0001117953</text:p>
          </table:table-cell>
          <table:table-cell office:value-type="string">
            <text:p>017</text:p>
          </table:table-cell>
          <table:table-cell office:value-type="string">
            <text:p>03841</text:p>
          </table:table-cell>
          <table:table-cell/>
          <table:table-cell table:formula="of:= CONCATENATE(&quot;INSERT INTO token (active, engraving, locationid, tokenid) VALUES (true, '&quot;; [.A15]; &quot;', '&quot;; [.B15]; &quot;', '&quot;; [.C15]; &quot;');&quot;)" office:value-type="string" office:string-value="INSERT INTO token (active, engraving, locationid, tokenid) VALUES (true, '0001117953', '017', '03841');">
            <text:p>INSERT INTO token (active, engraving, locationid, tokenid) VALUES (true, '0001117953', '017', '03841');</text:p>
          </table:table-cell>
          <table:table-cell table:formula="of:= CONCATENATE(&quot;INSERT INTO user_token (uid, tid) VALUES ((SELECT uid FROM user WHERE email='&quot;; [.D15]; &quot;'), (SELECT tid FROM token WHERE tokenid='&quot;; [.C15]; &quot;'))&quot;)" office:value-type="string" office:string-value="INSERT INTO user_token (uid, tid) VALUES ((SELECT uid FROM user WHERE email=''), (SELECT tid FROM token WHERE tokenid='03841'))">
            <text:p>INSERT INTO user_token (uid, tid) VALUES ((SELECT uid FROM user WHERE email=''), (SELECT tid FROM token WHERE tokenid='03841'))</text:p>
          </table:table-cell>
        </table:table-row>
        <table:table-row table:style-name="ro2">
          <table:table-cell office:value-type="string">
            <text:p>0001108324</text:p>
          </table:table-cell>
          <table:table-cell office:value-type="string">
            <text:p>016</text:p>
          </table:table-cell>
          <table:table-cell office:value-type="string">
            <text:p>59748</text:p>
          </table:table-cell>
          <table:table-cell/>
          <table:table-cell table:formula="of:= CONCATENATE(&quot;INSERT INTO token (active, engraving, locationid, tokenid) VALUES (true, '&quot;; [.A16]; &quot;', '&quot;; [.B16]; &quot;', '&quot;; [.C16]; &quot;');&quot;)" office:value-type="string" office:string-value="INSERT INTO token (active, engraving, locationid, tokenid) VALUES (true, '0001108324', '016', '59748');">
            <text:p>INSERT INTO token (active, engraving, locationid, tokenid) VALUES (true, '0001108324', '016', '59748');</text:p>
          </table:table-cell>
          <table:table-cell table:formula="of:= CONCATENATE(&quot;INSERT INTO user_token (uid, tid) VALUES ((SELECT uid FROM user WHERE email='&quot;; [.D16]; &quot;'), (SELECT tid FROM token WHERE tokenid='&quot;; [.C16]; &quot;'))&quot;)" office:value-type="string" office:string-value="INSERT INTO user_token (uid, tid) VALUES ((SELECT uid FROM user WHERE email=''), (SELECT tid FROM token WHERE tokenid='59748'))">
            <text:p>INSERT INTO user_token (uid, tid) VALUES ((SELECT uid FROM user WHERE email=''), (SELECT tid FROM token WHERE tokenid='59748'))</text:p>
          </table:table-cell>
        </table:table-row>
        <table:table-row table:style-name="ro2">
          <table:table-cell office:value-type="string">
            <text:p>0001111268</text:p>
          </table:table-cell>
          <table:table-cell office:value-type="string">
            <text:p>016</text:p>
          </table:table-cell>
          <table:table-cell office:value-type="string">
            <text:p>62692</text:p>
          </table:table-cell>
          <table:table-cell/>
          <table:table-cell table:formula="of:= CONCATENATE(&quot;INSERT INTO token (active, engraving, locationid, tokenid) VALUES (true, '&quot;; [.A17]; &quot;', '&quot;; [.B17]; &quot;', '&quot;; [.C17]; &quot;');&quot;)" office:value-type="string" office:string-value="INSERT INTO token (active, engraving, locationid, tokenid) VALUES (true, '0001111268', '016', '62692');">
            <text:p>INSERT INTO token (active, engraving, locationid, tokenid) VALUES (true, '0001111268', '016', '62692');</text:p>
          </table:table-cell>
          <table:table-cell table:formula="of:= CONCATENATE(&quot;INSERT INTO user_token (uid, tid) VALUES ((SELECT uid FROM user WHERE email='&quot;; [.D17]; &quot;'), (SELECT tid FROM token WHERE tokenid='&quot;; [.C17]; &quot;'))&quot;)" office:value-type="string" office:string-value="INSERT INTO user_token (uid, tid) VALUES ((SELECT uid FROM user WHERE email=''), (SELECT tid FROM token WHERE tokenid='62692'))">
            <text:p>INSERT INTO user_token (uid, tid) VALUES ((SELECT uid FROM user WHERE email=''), (SELECT tid FROM token WHERE tokenid='62692'))</text:p>
          </table:table-cell>
        </table:table-row>
        <table:table-row table:style-name="ro2">
          <table:table-cell office:value-type="string">
            <text:p>0001111023</text:p>
          </table:table-cell>
          <table:table-cell office:value-type="string">
            <text:p>016</text:p>
          </table:table-cell>
          <table:table-cell office:value-type="string">
            <text:p>62447</text:p>
          </table:table-cell>
          <table:table-cell/>
          <table:table-cell table:formula="of:= CONCATENATE(&quot;INSERT INTO token (active, engraving, locationid, tokenid) VALUES (true, '&quot;; [.A18]; &quot;', '&quot;; [.B18]; &quot;', '&quot;; [.C18]; &quot;');&quot;)" office:value-type="string" office:string-value="INSERT INTO token (active, engraving, locationid, tokenid) VALUES (true, '0001111023', '016', '62447');">
            <text:p>INSERT INTO token (active, engraving, locationid, tokenid) VALUES (true, '0001111023', '016', '62447');</text:p>
          </table:table-cell>
          <table:table-cell table:formula="of:= CONCATENATE(&quot;INSERT INTO user_token (uid, tid) VALUES ((SELECT uid FROM user WHERE email='&quot;; [.D18]; &quot;'), (SELECT tid FROM token WHERE tokenid='&quot;; [.C18]; &quot;'))&quot;)" office:value-type="string" office:string-value="INSERT INTO user_token (uid, tid) VALUES ((SELECT uid FROM user WHERE email=''), (SELECT tid FROM token WHERE tokenid='62447'))">
            <text:p>INSERT INTO user_token (uid, tid) VALUES ((SELECT uid FROM user WHERE email=''), (SELECT tid FROM token WHERE tokenid='62447'))</text:p>
          </table:table-cell>
        </table:table-row>
        <table:table-row table:style-name="ro2">
          <table:table-cell office:value-type="string">
            <text:p>0001112650</text:p>
          </table:table-cell>
          <table:table-cell office:value-type="string">
            <text:p>016</text:p>
          </table:table-cell>
          <table:table-cell office:value-type="string">
            <text:p>64074</text:p>
          </table:table-cell>
          <table:table-cell/>
          <table:table-cell table:formula="of:= CONCATENATE(&quot;INSERT INTO token (active, engraving, locationid, tokenid) VALUES (true, '&quot;; [.A19]; &quot;', '&quot;; [.B19]; &quot;', '&quot;; [.C19]; &quot;');&quot;)" office:value-type="string" office:string-value="INSERT INTO token (active, engraving, locationid, tokenid) VALUES (true, '0001112650', '016', '64074');">
            <text:p>INSERT INTO token (active, engraving, locationid, tokenid) VALUES (true, '0001112650', '016', '64074');</text:p>
          </table:table-cell>
          <table:table-cell table:formula="of:= CONCATENATE(&quot;INSERT INTO user_token (uid, tid) VALUES ((SELECT uid FROM user WHERE email='&quot;; [.D19]; &quot;'), (SELECT tid FROM token WHERE tokenid='&quot;; [.C19]; &quot;'))&quot;)" office:value-type="string" office:string-value="INSERT INTO user_token (uid, tid) VALUES ((SELECT uid FROM user WHERE email=''), (SELECT tid FROM token WHERE tokenid='64074'))">
            <text:p>INSERT INTO user_token (uid, tid) VALUES ((SELECT uid FROM user WHERE email=''), (SELECT tid FROM token WHERE tokenid='64074'))</text:p>
          </table:table-cell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L </meta:initial-creator>
    <meta:creation-date>2012-12-18T13:07:29</meta:creation-date>
    <dc:date>2012-12-18T13:30:56</dc:date>
    <dc:creator>NUL </dc:creator>
    <meta:editing-duration>PT8M16S</meta:editing-duration>
    <meta:editing-cycles>1</meta:editing-cycles>
    <meta:document-statistic meta:table-count="3" meta:cell-count="201" meta:object-count="0"/>
    <meta:generator>LibreOffice/3.5$Linux_X86_64 LibreOffice_project/350m1$Build-2</meta:generator>
  </office:meta>
</office:document-meta>
</file>